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Junicode Two Beta1" svg:font-family="'Junicode Two Beta'" style:font-adornments="Regular" style:font-pitch="variable"/>
    <style:font-face style:name="Junicode Two Beta" svg:font-family="'Junicode Two Beta'" style:font-adornments="SemiCondensed Light" style:font-pitch="variable"/>
    <style:font-face style:name="Junicode Two Beta:cv12=5" svg:font-family="'Junicode Two Beta:cv12=5'" style:font-pitch="variable"/>
    <style:font-face style:name="Junicode Two Beta:cv25&amp;cv84=42" svg:font-family="'Junicode Two Beta:cv25&amp;cv84=42'" style:font-pitch="variable"/>
    <style:font-face style:name="Junicode Two Beta:cv67" svg:font-family="'Junicode Two Beta:cv67'" style:font-pitch="variable"/>
    <style:font-face style:name="Junicode Two Beta:cv90=2" svg:font-family="'Junicode Two Beta:cv90=2'" style:font-pitch="variable"/>
    <style:font-face style:name="Junicode Two Beta:cv91" svg:font-family="'Junicode Two Beta:cv91'" style:font-pitch="variable"/>
    <style:font-face style:name="Junicode Two Beta:cv91=2" svg:font-family="'Junicode Two Beta:cv91=2'" style:font-pitch="variable"/>
    <style:font-face style:name="Junicode Two Beta:cv92=2" svg:font-family="'Junicode Two Beta:cv92=2'" style:font-pitch="variable"/>
    <style:font-face style:name="Junicode Two Beta:hlig" svg:font-family="'Junicode Two Beta:hlig'" style:font-pitch="variable"/>
    <style:font-face style:name="Junicode Two Beta:pnum&amp;onum" svg:font-family="'Junicode Two Beta:pnum&amp;onum'" style:font-pitch="variable"/>
    <style:font-face style:name="Junicode Two Beta:s08" svg:font-family="'Junicode Two Beta:s08'" style:font-pitch="variable"/>
    <style:font-face style:name="Junicode Two Beta:smcp" svg:font-family="'Junicode Two Beta:smcp'" style:font-pitch="variable"/>
    <style:font-face style:name="Junicode Two Beta:smncp" svg:font-family="'Junicode Two Beta:smncp'" style:font-pitch="variable"/>
    <style:font-face style:name="Junicode Two Beta:ss08" svg:font-family="'Junicode Two Beta:ss08'" style:font-pitch="variable"/>
    <style:font-face style:name="Junicode Two Beta:ss08&amp;cv91" svg:font-family="'Junicode Two Beta:ss08&amp;cv91'" style:font-pitch="variable"/>
    <style:font-face style:name="Junicode Two Beta:ss08:cv91" svg:font-family="'Junicode Two Beta:ss08:cv91'" style:font-pitch="variable"/>
    <style:font-face style:name="Junicode Two Beta:sups" svg:font-family="'Junicode Two Beta:su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3.4597in" style:rel-column-width="4982*"/>
    </style:style>
    <style:style style:name="Table1.B" style:family="table-column">
      <style:table-column-properties style:column-width="3.4653in" style:rel-column-width="4990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" fo:padding="0in" fo:border="none" style:writing-mode="page"/>
    </style:style>
    <style:style style:name="P1" style:family="paragraph" style:parent-style-name="Standard">
      <style:text-properties officeooo:rsid="0004f9f1" officeooo:paragraph-rsid="0004f9f1"/>
    </style:style>
    <style:style style:name="P2" style:family="paragraph" style:parent-style-name="Standard">
      <style:paragraph-properties fo:text-align="center" style:justify-single-word="false"/>
      <style:text-properties fo:letter-spacing="0.0429in" officeooo:rsid="0004f9f1" officeooo:paragraph-rsid="0004f9f1"/>
    </style:style>
    <style:style style:name="P3" style:family="paragraph" style:parent-style-name="Table_20_Contents">
      <style:text-properties officeooo:paragraph-rsid="0004f9f1"/>
    </style:style>
    <style:style style:name="P4" style:family="paragraph" style:parent-style-name="Table_20_Contents">
      <style:text-properties officeooo:rsid="0005b652" officeooo:paragraph-rsid="0005b652"/>
    </style:style>
    <style:style style:name="P5" style:family="paragraph" style:parent-style-name="Table_20_Contents">
      <style:text-properties officeooo:rsid="0005b652" officeooo:paragraph-rsid="0009c814"/>
    </style:style>
    <style:style style:name="P6" style:family="paragraph" style:parent-style-name="Table_20_Contents">
      <style:text-properties officeooo:rsid="0007ead3" officeooo:paragraph-rsid="0007ead3"/>
    </style:style>
    <style:style style:name="P7" style:family="paragraph" style:parent-style-name="Table_20_Contents">
      <style:text-properties officeooo:rsid="000907d2" officeooo:paragraph-rsid="000907d2"/>
    </style:style>
    <style:style style:name="P8" style:family="paragraph" style:parent-style-name="Table_20_Contents">
      <style:text-properties officeooo:rsid="0009a172" officeooo:paragraph-rsid="0009a172"/>
    </style:style>
    <style:style style:name="P9" style:family="paragraph" style:parent-style-name="Table_20_Contents">
      <style:text-properties officeooo:rsid="0009c814" officeooo:paragraph-rsid="0009c814"/>
    </style:style>
    <style:style style:name="P10" style:family="paragraph" style:parent-style-name="Table_20_Contents">
      <style:text-properties officeooo:rsid="000c1083" officeooo:paragraph-rsid="000c1083"/>
    </style:style>
    <style:style style:name="P11" style:family="paragraph" style:parent-style-name="Table_20_Contents">
      <style:text-properties officeooo:rsid="000df03f" officeooo:paragraph-rsid="000df03f"/>
    </style:style>
    <style:style style:name="P12" style:family="paragraph" style:parent-style-name="Table_20_Contents">
      <style:text-properties officeooo:paragraph-rsid="000e222c"/>
    </style:style>
    <style:style style:name="P13" style:family="paragraph" style:parent-style-name="Table_20_Contents">
      <style:text-properties officeooo:rsid="0011e0e9" officeooo:paragraph-rsid="0011e0e9"/>
    </style:style>
    <style:style style:name="P14" style:family="paragraph" style:parent-style-name="Table_20_Contents">
      <style:text-properties officeooo:rsid="00123c7c" officeooo:paragraph-rsid="00123c7c"/>
    </style:style>
    <style:style style:name="P15" style:family="paragraph" style:parent-style-name="Table_20_Contents">
      <style:text-properties officeooo:rsid="00130e65" officeooo:paragraph-rsid="00130e65"/>
    </style:style>
    <style:style style:name="P16" style:family="paragraph" style:parent-style-name="Table_20_Contents">
      <style:text-properties officeooo:paragraph-rsid="001352a7"/>
    </style:style>
    <style:style style:name="P17" style:family="paragraph" style:parent-style-name="Table_20_Contents">
      <style:text-properties officeooo:paragraph-rsid="000a1c24"/>
    </style:style>
    <style:style style:name="P18" style:family="paragraph" style:parent-style-name="Standard">
      <style:text-properties officeooo:rsid="0041f8f7" officeooo:paragraph-rsid="0041f8f7"/>
    </style:style>
    <style:style style:name="P19" style:family="paragraph" style:parent-style-name="Standard">
      <style:paragraph-properties fo:margin-left="3.5in" fo:margin-right="0in" fo:text-indent="0in" style:auto-text-indent="false"/>
      <style:text-properties style:font-name="Junicode Two Beta:pnum&amp;onum" fo:font-size="12pt" officeooo:rsid="0041f8f7" officeooo:paragraph-rsid="0041f8f7" style:font-size-asian="12pt" style:font-size-complex="12pt"/>
    </style:style>
    <style:style style:name="P20" style:family="paragraph" style:parent-style-name="Table_20_Contents">
      <style:text-properties officeooo:rsid="00130e65" officeooo:paragraph-rsid="00130e65"/>
    </style:style>
    <style:style style:name="P21" style:family="paragraph" style:parent-style-name="Table_20_Contents">
      <style:text-properties officeooo:paragraph-rsid="004cde5c"/>
    </style:style>
    <style:style style:name="T1" style:family="text">
      <style:text-properties officeooo:rsid="0004f9f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5b652" style:font-style-asian="italic" style:font-style-complex="italic"/>
    </style:style>
    <style:style style:name="T4" style:family="text">
      <style:text-properties fo:font-style="italic" officeooo:rsid="0009c814" style:font-style-asian="italic" style:font-style-complex="italic"/>
    </style:style>
    <style:style style:name="T5" style:family="text">
      <style:text-properties fo:font-style="italic" officeooo:rsid="000e222c" style:font-style-asian="italic" style:font-style-complex="italic"/>
    </style:style>
    <style:style style:name="T6" style:family="text">
      <style:text-properties fo:font-style="italic" officeooo:rsid="00123c7c" style:font-style-asian="italic" style:font-style-complex="italic"/>
    </style:style>
    <style:style style:name="T7" style:family="text">
      <style:text-properties fo:font-style="italic" officeooo:rsid="000a1c24" style:font-style-asian="italic" style:font-style-complex="italic"/>
    </style:style>
    <style:style style:name="T8" style:family="text">
      <style:text-properties style:font-name="Junicode Two Beta:ss08"/>
    </style:style>
    <style:style style:name="T9" style:family="text">
      <style:text-properties style:font-name="Junicode Two Beta:ss08" fo:font-style="italic" style:font-style-asian="italic" style:font-style-complex="italic"/>
    </style:style>
    <style:style style:name="T10" style:family="text">
      <style:text-properties style:font-name="Junicode Two Beta:cv90=2" officeooo:rsid="0004f9f1"/>
    </style:style>
    <style:style style:name="T11" style:family="text">
      <style:text-properties officeooo:rsid="0005b652"/>
    </style:style>
    <style:style style:name="T12" style:family="text">
      <style:text-properties style:font-name="Junicode Two Beta:cv67"/>
    </style:style>
    <style:style style:name="T13" style:family="text">
      <style:text-properties style:font-name="Junicode Two Beta:cv67" fo:font-size="14pt"/>
    </style:style>
    <style:style style:name="T14" style:family="text">
      <style:text-properties style:font-name="Junicode Two Beta:cv67" officeooo:rsid="000e222c"/>
    </style:style>
    <style:style style:name="T15" style:family="text">
      <style:text-properties style:font-name="Junicode Two Beta:cv67" officeooo:rsid="00123c7c"/>
    </style:style>
    <style:style style:name="T16" style:family="text">
      <style:text-properties style:font-name="Junicode Two Beta:cv67" officeooo:rsid="0035e69d"/>
    </style:style>
    <style:style style:name="T17" style:family="text">
      <style:text-properties style:font-name="Junicode Two Beta:s08" fo:font-style="italic" style:font-style-asian="italic" style:font-style-complex="italic"/>
    </style:style>
    <style:style style:name="T18" style:family="text">
      <style:text-properties officeooo:rsid="0009c814"/>
    </style:style>
    <style:style style:name="T19" style:family="text">
      <style:text-properties style:font-name="Junicode Two Beta:cv12=5"/>
    </style:style>
    <style:style style:name="T20" style:family="text">
      <style:text-properties officeooo:rsid="000e222c"/>
    </style:style>
    <style:style style:name="T21" style:family="text">
      <style:text-properties style:font-name="Junicode Two Beta:sups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officeooo:rsid="00123c7c"/>
    </style:style>
    <style:style style:name="T24" style:family="text">
      <style:text-properties style:font-name="Junicode Two Beta1"/>
    </style:style>
    <style:style style:name="T25" style:family="text">
      <style:text-properties style:font-name="Junicode Two Beta1" fo:font-size="14pt"/>
    </style:style>
    <style:style style:name="T26" style:family="text">
      <style:text-properties style:font-name="Junicode Two Beta:hlig" officeooo:rsid="002b8339"/>
    </style:style>
    <style:style style:name="T27" style:family="text">
      <style:text-properties officeooo:rsid="000a1c24"/>
    </style:style>
    <style:style style:name="T28" style:family="text">
      <style:text-properties officeooo:rsid="002bb09d"/>
    </style:style>
    <style:style style:name="T29" style:family="text">
      <style:text-properties style:font-name="Junicode Two Beta:cv25&amp;cv84=42"/>
    </style:style>
    <style:style style:name="T30" style:family="text">
      <style:text-properties style:font-name="Junicode Two Beta:cv91=2"/>
    </style:style>
    <style:style style:name="T31" style:family="text">
      <style:text-properties officeooo:rsid="0034b7e9"/>
    </style:style>
    <style:style style:name="T32" style:family="text">
      <style:text-properties style:font-name="Junicode Two Beta:cv91"/>
    </style:style>
    <style:style style:name="T33" style:family="text">
      <style:text-properties style:font-name="Junicode Two Beta:cv91" officeooo:rsid="0034b7e9"/>
    </style:style>
    <style:style style:name="T34" style:family="text">
      <style:text-properties style:font-name="Junicode Two Beta:cv91" officeooo:rsid="0035e69d"/>
    </style:style>
    <style:style style:name="T35" style:family="text">
      <style:text-properties style:font-name="Junicode Two Beta:cv91" officeooo:rsid="000e222c"/>
    </style:style>
    <style:style style:name="T36" style:family="text">
      <style:text-properties officeooo:rsid="0035e69d"/>
    </style:style>
    <style:style style:name="T37" style:family="text">
      <style:text-properties style:font-name="Junicode Two Beta:smcp"/>
    </style:style>
    <style:style style:name="T38" style:family="text">
      <style:text-properties officeooo:rsid="00366a9e"/>
    </style:style>
    <style:style style:name="T39" style:family="text">
      <style:text-properties style:font-name="Junicode Two Beta:cv91"/>
    </style:style>
    <style:style style:name="T40" style:family="text">
      <style:text-properties style:font-name="Junicode Two Beta:cv91" officeooo:rsid="003f8738"/>
    </style:style>
    <style:style style:name="T41" style:family="text">
      <style:text-properties style:font-name="Junicode Two Beta:cv91=2"/>
    </style:style>
    <style:style style:name="T42" style:family="text">
      <style:text-properties style:font-name="Junicode Two Beta:cv91=2" officeooo:rsid="0034b7e9"/>
    </style:style>
    <style:style style:name="T43" style:family="text">
      <style:text-properties style:font-name="Junicode Two Beta:cv91=2" officeooo:rsid="0004f9f1"/>
    </style:style>
    <style:style style:name="T44" style:family="text">
      <style:text-properties style:font-name="Junicode Two Beta:ss08&amp;cv91"/>
    </style:style>
    <style:style style:name="T45" style:family="text">
      <style:text-properties officeooo:rsid="003a19e6"/>
    </style:style>
    <style:style style:name="T46" style:family="text">
      <style:text-properties officeooo:rsid="003e1d72"/>
    </style:style>
    <style:style style:name="T47" style:family="text">
      <style:text-properties officeooo:rsid="003f8738"/>
    </style:style>
    <style:style style:name="T48" style:family="text">
      <style:text-properties officeooo:rsid="004f9a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BREVIATIONS in DOMESDAY BOOK.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10">a͞c,</text:span> <text:span text:style-name="T2">acræ</text:span> <text:span text:style-name="Codes">(U+035E / cv90[2])</text:span></text:p>
          </table:table-cell>
          <table:table-cell table:style-name="Table1.A1" office:value-type="string">
            <text:p text:style-name="Table_20_Contents"><text:span text:style-name="T12">ꝑ</text:span><text:span text:style-name="T14">tin¯</text:span><text:span text:style-name="T20">, </text:span><text:span text:style-name="T5">pertinet</text:span><text:span text:style-name="T20">. </text:span><text:span text:style-name="Codes"><text:span text:style-name="T20">(U+A751, U+00AF / cv67)</text:span></text:span></text:p>
          </table:table-cell>
        </table:table-row>
        <table:table-row table:style-name="Table1.1">
          <table:table-cell table:style-name="Table1.A1" office:value-type="string">
            <text:p text:style-name="P21"><text:span text:style-name="T30">æcc   l̴a</text:span>, <text:span text:style-name="T9">æcclesia</text:span> <text:span text:style-name="Codes">(U+0</text:span><text:span text:style-name="Codes"><text:span text:style-name="T48">334</text:span></text:span><text:span text:style-name="Codes"> / </text:span><text:span text:style-name="Codes"><text:span text:style-name="T31">cv91[2]</text:span></text:span><text:span text:style-name="Codes">)</text:span></text:p>
          </table:table-cell>
          <table:table-cell table:style-name="Table1.A1" office:value-type="string">
            <text:p text:style-name="Table_20_Contents">ꝓ, <text:span text:style-name="T5">pro</text:span><text:span text:style-name="T20">. </text:span><text:span text:style-name="Codes"><text:span text:style-name="T20">(U+A753)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2">arc</text:span><text:span text:style-name="T40">h̴</text:span>, <text:span text:style-name="T9">archiepiscopus</text:span>. <text:span text:style-name="Codes">(U+0</text:span><text:span text:style-name="Codes"><text:span text:style-name="T47">334 / cv91</text:span></text:span><text:span text:style-name="Codes">)</text:span></text:p>
          </table:table-cell>
          <table:table-cell table:style-name="Table1.A1" office:value-type="string">
            <text:p text:style-name="P16"><text:span text:style-name="T34">h̴</text:span><text:span text:style-name="T35">t</text:span><text:span text:style-name="T20">, </text:span><text:span text:style-name="T5">habet</text:span><text:span text:style-name="T20">. </text:span><text:span text:style-name="T18"><text:s/></text:span><text:span text:style-name="Codes"><text:span text:style-name="T18">(U+0127 / </text:span></text:span><text:span text:style-name="Codes"><text:span text:style-name="T46">cv91</text:span></text:span><text:span text:style-name="Codes"><text:span text:style-name="T18">)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12">car¯</text:span>, <text:span text:style-name="T2">caruca</text:span>, carucata. <text:span text:style-name="Codes">(U+00AF / cv67)</text:span></text:p>
          </table:table-cell>
          <table:table-cell table:style-name="Table1.A1" office:value-type="string">
            <text:p text:style-name="P12"><text:span text:style-name="T12">ꝓ</text:span><text:span text:style-name="T14">p</text:span><text:span text:style-name="T16">t</text:span><text:span text:style-name="T14">¯</text:span><text:span text:style-name="T20">, </text:span><text:span text:style-name="T5">propter</text:span><text:span text:style-name="T20">. </text:span><text:span text:style-name="Codes"><text:span text:style-name="T20">(U+A753, U+00AF / cv67)</text:span>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3">dim</text:span><text:span text:style-name="T12">¯</text:span>, <text:span text:style-name="T2">dimidium</text:span>. <text:span text:style-name="Codes">(U+00AF / cv67)</text:span></text:p>
          </table:table-cell>
          <table:table-cell table:style-name="Table1.A1" office:value-type="string">
            <text:p text:style-name="P13"><text:span text:style-name="T12">qᷓt¯</text:span>, <text:span text:style-name="T2">quater</text:span>. <text:span text:style-name="Codes">(U+1DD3, </text:span><text:span text:style-name="Codes"><text:span text:style-name="T20">U+00AF / cv67)</text:span></text:span></text:p>
          </table:table-cell>
        </table:table-row>
        <table:table-row table:style-name="Table1.1">
          <table:table-cell table:style-name="Table1.A1" office:value-type="string">
            <text:p text:style-name="P4">dn̄io, <text:span text:style-name="T2">dominio</text:span>. <text:span text:style-name="Codes">(U+0304)</text:span></text:p>
          </table:table-cell>
          <table:table-cell table:style-name="Table1.A1" office:value-type="string">
            <text:p text:style-name="P13"><text:span text:style-name="T12">qᷓt¯</text:span> <text:span text:style-name="T37">xx</text:span><text:span text:style-name="T21">ti</text:span> ⁊ <text:span text:style-name="T37">ix</text:span>, 89. <text:span text:style-name="Codes"><text:span text:style-name="T22">(U+1DD3, U+00AF / cv67, sups)</text:span>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32">ead̴</text:span>, <text:span text:style-name="T2">eadem</text:span>. <text:span text:style-name="Codes">(U+0334 / </text:span><text:span text:style-name="Codes"><text:span text:style-name="T46">cv91</text:span></text:span><text:span text:style-name="Codes">)</text:span></text:p>
          </table:table-cell>
          <table:table-cell table:style-name="Table1.A1" office:value-type="string">
            <text:p text:style-name="P13">qͤ, <text:span text:style-name="T6">quæ</text:span><text:span text:style-name="T23">. </text:span><text:span text:style-name="Codes"><text:span text:style-name="T23">(U+0364)</text:span></text:span></text:p>
          </table:table-cell>
        </table:table-row>
        <table:table-row table:style-name="Table1.1">
          <table:table-cell table:style-name="Table1.A1" office:value-type="string">
            <text:p text:style-name="Table_20_Contents">⁊, <text:span text:style-name="T3">et</text:span><text:span text:style-name="T11">. </text:span><text:span text:style-name="Codes"><text:span text:style-name="T11">(U+204A)</text:span></text:span></text:p>
          </table:table-cell>
          <table:table-cell table:style-name="Table1.A1" office:value-type="string">
            <text:p text:style-name="P14">qͥ, <text:span text:style-name="T2">qui</text:span>. <text:span text:style-name="Codes">(U+0365)</text:span></text:p>
          </table:table-cell>
        </table:table-row>
        <table:table-row table:style-name="Table1.1">
          <table:table-cell table:style-name="Table1.A1" office:value-type="string">
            <text:p text:style-name="P6">ẽ, <text:span text:style-name="T17">est</text:span>. <text:span text:style-name="Codes">(U+0303)</text:span></text:p>
          </table:table-cell>
          <table:table-cell table:style-name="Table1.A1" office:value-type="string">
            <text:p text:style-name="P14">qͦ, <text:span text:style-name="T2">quo</text:span>. <text:span text:style-name="Codes">(U+0366)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30">ecc  </text:span><text:span text:style-name="T42">l̴</text:span><text:span text:style-name="T43">a</text:span><text:span text:style-name="T30">m</text:span>, <text:span text:style-name="T9">ecclesiam</text:span>. <text:span text:style-name="Codes">(U+0</text:span><text:span text:style-name="Codes"><text:span text:style-name="T31">334</text:span></text:span><text:span text:style-name="Codes"> / </text:span><text:span text:style-name="Codes"><text:span text:style-name="T31">cv91[2]</text:span></text:span><text:span text:style-name="Codes">)</text:span></text:p>
          </table:table-cell>
          <table:table-cell table:style-name="Table1.A1" office:value-type="string">
            <text:p text:style-name="P14">qᷓꝫ, etc. <text:span text:style-name="T2">quarantenæ</text:span>. <text:span text:style-name="Codes">(U+1DD3, U+A76B)</text:span></text:p>
          </table:table-cell>
        </table:table-row>
        <table:table-row table:style-name="Table1.1">
          <table:table-cell table:style-name="Table1.A1" office:value-type="string">
            <text:p text:style-name="P8">ep̃<text:span text:style-name="T28">us</text:span>, <text:span text:style-name="T9">episcopus</text:span>. <text:span text:style-name="Codes">(U+0303)</text:span></text:p>
          </table:table-cell>
          <table:table-cell table:style-name="Table1.A1" office:value-type="string">
            <text:p text:style-name="P14">q̃dã, <text:span text:style-name="T2">quædam</text:span>. <text:span text:style-name="Codes">(U+0303)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9">fr̃s</text:span>, <text:span text:style-name="T2">fratres</text:span>. <text:span text:style-name="Codes">(U+0303 /cv12[5])</text:span></text:p>
          </table:table-cell>
          <table:table-cell table:style-name="Table1.A1" office:value-type="string">
            <text:p text:style-name="P14"><text:span text:style-name="T32">redd̴</text:span>, <text:span text:style-name="T2">reddunt</text:span>, <text:span text:style-name="T2">reddit</text:span>. <text:span text:style-name="Codes">(U+0334 / </text:span><text:span text:style-name="Codes"><text:span text:style-name="T46">cv91</text:span></text:span><text:span text:style-name="Codes">)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32">geld</text:span><text:span text:style-name="T33">b̴</text:span>, <text:span text:style-name="T2">geldabat</text:span>. <text:span text:style-name="Codes">(U+033</text:span><text:span text:style-name="Codes"><text:span text:style-name="T31">4</text:span></text:span><text:span text:style-name="Codes"> / </text:span><text:span text:style-name="Codes"><text:span text:style-name="T31">cv91</text:span></text:span><text:span text:style-name="Codes">)</text:span></text:p>
          </table:table-cell>
          <table:table-cell table:style-name="Table1.A1" office:value-type="string">
            <text:p text:style-name="P14"><text:span text:style-name="T44">solid̴</text:span><text:span text:style-name="T8">, </text:span><text:span text:style-name="T9">solidi</text:span>. <text:span text:style-name="Codes">(U+0334 / </text:span><text:span text:style-name="Codes"><text:span text:style-name="T46">cv91</text:span></text:span><text:span text:style-name="Codes">)</text:span></text:p>
          </table:table-cell>
        </table:table-row>
        <table:table-row table:style-name="Table1.1">
          <table:table-cell table:style-name="Table1.A1" office:value-type="string">
            <text:p text:style-name="Table_20_Contents"><text:span text:style-name="T33">h̴</text:span>, <text:span text:style-name="T4">hoc</text:span><text:span text:style-name="T18"> or </text:span><text:span text:style-name="T4">hæ</text:span><text:span text:style-name="T18">. </text:span><text:span text:style-name="Codes"><text:span text:style-name="T18">(U+0</text:span></text:span><text:span text:style-name="Codes"><text:span text:style-name="T31">334</text:span></text:span><text:span text:style-name="Codes"><text:span text:style-name="T18"> / </text:span></text:span><text:span text:style-name="Codes"><text:span text:style-name="T31">cv91</text:span></text:span><text:span text:style-name="Codes"><text:span text:style-name="T18">)</text:span></text:span></text:p>
          </table:table-cell>
          <table:table-cell table:style-name="Table1.A1" office:value-type="string">
            <text:p text:style-name="P14">s̄t, <text:span text:style-name="T9">sunt</text:span>. <text:span text:style-name="Codes">(U+0304)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2">leu¯</text:span>, <text:span text:style-name="T2">leuca</text:span>. <text:span text:style-name="Codes"><text:span text:style-name="T11">(U+00AF / cv67)</text:span></text:span></text:p>
          </table:table-cell>
          <table:table-cell table:style-name="Table1.A1" office:value-type="string">
            <text:p text:style-name="P14">tam̃, <text:span text:style-name="T2">tamen</text:span>. <text:span text:style-name="Codes">(U+0303)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32">lib̴</text:span>, <text:span text:style-name="T2">libræ</text:span>. <text:span text:style-name="Codes">(U+0335 / </text:span><text:span text:style-name="Codes"><text:span text:style-name="T46">cv91</text:span></text:span><text:span text:style-name="Codes">)</text:span></text:p>
          </table:table-cell>
          <table:table-cell table:style-name="Table1.A1" office:value-type="string">
            <text:p text:style-name="P14"><text:span text:style-name="T12">tant¯</text:span>, <text:span text:style-name="T2">tantum</text:span>. <text:span text:style-name="Codes">(U+00AF / cv67)</text:span></text:p>
          </table:table-cell>
        </table:table-row>
        <table:table-row table:style-name="Table1.1">
          <table:table-cell table:style-name="Table1.A1" office:value-type="string">
            <text:p text:style-name="P9">lg̃, <text:span text:style-name="T2">longa</text:span>, longitudinem <text:span text:style-name="Codes">(U+0303)</text:span></text:p>
          </table:table-cell>
          <table:table-cell table:style-name="Table1.A1" office:value-type="string">
            <text:p text:style-name="P14">t͛nt͛d<text:span text:style-name="T12">¯</text:span>, <text:span text:style-name="T2">tantundem</text:span>. <text:span text:style-name="Codes">(U+035B, U+00AF / cv67)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12">lat¯</text:span>, <text:span text:style-name="T2">lata</text:span>, latitudinem. <text:span text:style-name="Codes"><text:span text:style-name="T11">(U+00AF / cv67)</text:span></text:span></text:p>
          </table:table-cell>
          <table:table-cell table:style-name="Table1.A1" office:value-type="string">
            <text:p text:style-name="P14">t͛ciã, <text:span text:style-name="T2">tertiam</text:span>. <text:span text:style-name="Codes">(U+035B, U+0303)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29">M͏̄</text:span>,<text:span text:style-name="T27"> </text:span><text:span text:style-name="T7">manerium</text:span><text:span text:style-name="T27">. </text:span><text:span text:style-name="Codes"><text:span text:style-name="T27">(U+0304/cv25/ cv90)</text:span></text:span></text:p>
          </table:table-cell>
          <table:table-cell table:style-name="Table1.A1" office:value-type="string">
            <text:p text:style-name="P14">T. R. E. <text:span text:style-name="T2">tempore regis Edwardi</text:span>.</text:p>
          </table:table-cell>
        </table:table-row>
        <table:table-row table:style-name="Table1.1">
          <table:table-cell table:style-name="Table1.A1" office:value-type="string">
            <text:p text:style-name="P10">molin̄, <text:span text:style-name="T2">molini</text:span>. <text:span text:style-name="Codes">(U+0304)</text:span></text:p>
          </table:table-cell>
          <table:table-cell table:style-name="Table1.A1" office:value-type="string">
            <text:p text:style-name="P14"><text:span text:style-name="T25">T</text:span>. R. W. <text:span text:style-name="T2">tempore regis Willelmi</text:span>.</text:p>
          </table:table-cell>
        </table:table-row>
        <table:table-row table:style-name="Table1.1">
          <table:table-cell table:style-name="Table1.A1" office:value-type="string">
            <text:p text:style-name="P10">mͦ, <text:span text:style-name="T2">modo</text:span>. <text:span text:style-name="Codes">(U+0366)</text:span></text:p>
          </table:table-cell>
          <table:table-cell table:style-name="Table1.A1" office:value-type="string">
            <text:p text:style-name="P15">ten<text:span text:style-name="T15">¯</text:span><text:span text:style-name="T23">, </text:span><text:span text:style-name="T2">tenet</text:span>. <text:span text:style-name="Codes">(</text:span><text:span text:style-name="Codes"><text:span text:style-name="T23">U+00AF / cv67)</text:span></text:span></text:p>
          </table:table-cell>
        </table:table-row>
        <table:table-row table:style-name="Table1.1">
          <table:table-cell table:style-name="Table1.A1" office:value-type="string">
            <text:p text:style-name="P10">nũꝗ, <text:span text:style-name="T2">nunquam</text:span>. <text:span text:style-name="Codes">(U+0303, U+A757)</text:span></text:p>
          </table:table-cell>
          <table:table-cell table:style-name="Table1.A1" office:value-type="string">
            <text:p text:style-name="P15">Tr͛a, terra <text:span text:style-name="Codes">(U+035B)</text:span></text:p>
          </table:table-cell>
        </table:table-row>
        <table:table-row table:style-name="Table1.1">
          <table:table-cell table:style-name="Table1.A1" office:value-type="string">
            <text:p text:style-name="P11">in parag̃, <text:span text:style-name="T2">in paragio</text:span>. <text:span text:style-name="Codes">(U+0303)</text:span></text:p>
          </table:table-cell>
          <table:table-cell table:style-name="Table1.A1" office:value-type="string">
            <text:p text:style-name="P15"><text:span text:style-name="T32">voleb̴</text:span>, <text:span text:style-name="T2">volebat</text:span>, or <text:span text:style-name="T2">volebant</text:span>. <text:span text:style-name="Codes">(U+0334 / </text:span><text:span text:style-name="Codes"><text:span text:style-name="T38">cv91</text:span></text:span><text:span text:style-name="Codes">)</text:span></text:p>
          </table:table-cell>
        </table:table-row>
        <table:table-row table:style-name="Table1.1">
          <table:table-cell table:style-name="Table1.A1" office:value-type="string">
            <text:p text:style-name="P11">p͛ter, <text:span text:style-name="T2">præter</text:span>. <text:span text:style-name="Codes">(U+035B)</text:span></text:p>
          </table:table-cell>
          <table:table-cell table:style-name="Table1.A1" office:value-type="string">
            <text:p text:style-name="P15">vi<text:span text:style-name="T26">l~l~</text:span>i, <text:span text:style-name="T2">villani</text:span>. <text:span text:style-name="Codes">(</text:span><text:span text:style-name="Codes"><text:span text:style-name="T45">l~l~</text:span></text:span><text:span text:style-name="Codes"> / hlig)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8">p͛ositꝰ, </text:span><text:span text:style-name="T9">præpositus</text:span>. <text:span text:style-name="Codes">(U+035B, U+A770)</text:span></text:p>
          </table:table-cell>
          <table:table-cell table:style-name="Table1.A1" office:value-type="string">
            <text:p text:style-name="P15">v<text:span text:style-name="T15">¯</text:span><text:span text:style-name="T23">, </text:span><text:span text:style-name="T2">virgata</text:span>. <text:span text:style-name="Codes">(</text:span><text:span text:style-name="Codes"><text:span text:style-name="T23">U+00AF / cv67)</text:span>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32">pb̴r</text:span>, <text:span text:style-name="T2">presbyter</text:span>. <text:span text:style-name="Codes">(U+033</text:span><text:span text:style-name="Codes"><text:span text:style-name="T36">4 / cv91</text:span></text:span><text:span text:style-name="Codes">)</text:span></text:p>
          </table:table-cell>
          <table:table-cell table:style-name="Table1.A1" office:value-type="string">
            <text:p text:style-name="P15">unꝰ, <text:span text:style-name="T2">unus</text:span>. <text:span text:style-name="Codes">(U+A770)</text:span></text:p>
          </table:table-cell>
        </table:table-row>
        <table:table-row table:style-name="Table1.1">
          <table:table-cell table:style-name="Table1.A1" office:value-type="string">
            <text:p text:style-name="P11">pᷓti, <text:span text:style-name="T2">prati</text:span>. <text:span text:style-name="Codes">(U+1DD3)</text:span></text:p>
          </table:table-cell>
          <table:table-cell table:style-name="Table1.A1" office:value-type="string">
            <text:p text:style-name="P15">uͦ, <text:span text:style-name="T2">v[e]ro</text:span>. <text:span text:style-name="Codes">(U+0366)</text:span></text:p>
          </table:table-cell>
        </table:table-row>
      </table:table>
      <text:p text:style-name="P18"/>
      <text:p text:style-name="P19">Source: John Hutchins, <text:span text:style-name="T2">The History and Antiquities of the County of Dorset</text:span> (London, 1774), i. 2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Junicode Two Beta1" svg:font-family="'Junicode Two Beta'" style:font-adornments="Regular" style:font-pitch="variable"/>
    <style:font-face style:name="Junicode Two Beta" svg:font-family="'Junicode Two Beta'" style:font-adornments="SemiCondensed Light" style:font-pitch="variable"/>
    <style:font-face style:name="Junicode Two Beta:cv12=5" svg:font-family="'Junicode Two Beta:cv12=5'" style:font-pitch="variable"/>
    <style:font-face style:name="Junicode Two Beta:cv25&amp;cv84=42" svg:font-family="'Junicode Two Beta:cv25&amp;cv84=42'" style:font-pitch="variable"/>
    <style:font-face style:name="Junicode Two Beta:cv67" svg:font-family="'Junicode Two Beta:cv67'" style:font-pitch="variable"/>
    <style:font-face style:name="Junicode Two Beta:cv90=2" svg:font-family="'Junicode Two Beta:cv90=2'" style:font-pitch="variable"/>
    <style:font-face style:name="Junicode Two Beta:cv91" svg:font-family="'Junicode Two Beta:cv91'" style:font-pitch="variable"/>
    <style:font-face style:name="Junicode Two Beta:cv91=2" svg:font-family="'Junicode Two Beta:cv91=2'" style:font-pitch="variable"/>
    <style:font-face style:name="Junicode Two Beta:cv92=2" svg:font-family="'Junicode Two Beta:cv92=2'" style:font-pitch="variable"/>
    <style:font-face style:name="Junicode Two Beta:hlig" svg:font-family="'Junicode Two Beta:hlig'" style:font-pitch="variable"/>
    <style:font-face style:name="Junicode Two Beta:pnum&amp;onum" svg:font-family="'Junicode Two Beta:pnum&amp;onum'" style:font-pitch="variable"/>
    <style:font-face style:name="Junicode Two Beta:s08" svg:font-family="'Junicode Two Beta:s08'" style:font-pitch="variable"/>
    <style:font-face style:name="Junicode Two Beta:smcp" svg:font-family="'Junicode Two Beta:smcp'" style:font-pitch="variable"/>
    <style:font-face style:name="Junicode Two Beta:smncp" svg:font-family="'Junicode Two Beta:smncp'" style:font-pitch="variable"/>
    <style:font-face style:name="Junicode Two Beta:ss08" svg:font-family="'Junicode Two Beta:ss08'" style:font-pitch="variable"/>
    <style:font-face style:name="Junicode Two Beta:ss08&amp;cv91" svg:font-family="'Junicode Two Beta:ss08&amp;cv91'" style:font-pitch="variable"/>
    <style:font-face style:name="Junicode Two Beta:ss08:cv91" svg:font-family="'Junicode Two Beta:ss08:cv91'" style:font-pitch="variable"/>
    <style:font-face style:name="Junicode Two Beta:sups" svg:font-family="'Junicode Two Beta:sup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Junicode Two Beta1" fo:font-family="'Junicode Two Beta'" style:font-style-name="Regular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arrow" style:family="text">
      <style:text-properties style:font-name="Junicode Two Beta" fo:font-family="'Junicode Two Beta'" style:font-style-name="SemiCondensed Light" style:font-pitch="variable" fo:font-weight="350"/>
    </style:style>
    <style:style style:name="Codes" style:family="text">
      <style:text-properties fo:color="#127622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3T08:41:20.696919899</meta:creation-date>
    <dc:date>2022-03-04T08:16:15.512413509</dc:date>
    <meta:editing-duration>PT12H46M47S</meta:editing-duration>
    <meta:editing-cycles>35</meta:editing-cycles>
    <meta:generator>LibreOffice/7.1.4.2$MacOSX_X86_64 LibreOffice_project/a529a4fab45b75fefc5b6226684193eb000654f6</meta:generator>
    <meta:print-date>2022-03-03T10:54:01.724076071</meta:print-date>
    <meta:document-statistic meta:table-count="1" meta:image-count="0" meta:object-count="0" meta:page-count="1" meta:paragraph-count="56" meta:word-count="268" meta:character-count="1674" meta:non-whitespace-character-count="1458"/>
  </office:meta>
</office:document-meta>
</file>